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019b46" officeooo:paragraph-rsid="00019b46"/>
    </style:style>
    <style:style style:name="P2" style:family="paragraph" style:parent-style-name="Standard">
      <style:text-properties officeooo:paragraph-rsid="000256e0"/>
    </style:style>
    <style:style style:name="P3" style:family="paragraph" style:parent-style-name="Text_20_body">
      <style:text-properties officeooo:rsid="00019b46" officeooo:paragraph-rsid="00019b46"/>
    </style:style>
    <style:style style:name="P4" style:family="paragraph" style:parent-style-name="Text_20_body">
      <style:text-properties fo:color="#3faf46" loext:opacity="100%" officeooo:rsid="00019b46" officeooo:paragraph-rsid="00019b46"/>
    </style:style>
    <style:style style:name="P5" style:family="paragraph" style:parent-style-name="Text_20_body">
      <style:text-properties officeooo:rsid="000256e0" officeooo:paragraph-rsid="000256e0"/>
    </style:style>
    <style:style style:name="P6" style:family="paragraph" style:parent-style-name="Text_20_body">
      <style:text-properties officeooo:rsid="00060ed8" officeooo:paragraph-rsid="00060ed8"/>
    </style:style>
    <style:style style:name="P7" style:family="paragraph" style:parent-style-name="Text_20_body">
      <style:text-properties officeooo:rsid="0009357b" officeooo:paragraph-rsid="0009357b"/>
    </style:style>
    <style:style style:name="T1" style:family="text">
      <style:text-properties officeooo:rsid="000256e0"/>
    </style:style>
    <style:style style:name="T2" style:family="text">
      <style:text-properties fo:font-style="italic" officeooo:rsid="0006c378" style:font-style-asian="italic" style:font-style-complex="italic"/>
    </style:style>
    <style:style style:name="T3" style:family="text">
      <style:text-properties officeooo:rsid="00089dd8"/>
    </style:style>
    <style:style style:name="T4" style:family="text">
      <style:text-properties officeooo:rsid="000935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ission 4 : Statistiques sur les recherches</text:h>
      <text:h text:style-name="P1" text:outline-level="2"><text:s text:c="2"/>Les Fonctions ajouté :</text:h>
      <text:h text:style-name="Heading_20_3" text:outline-level="3" text:is-list-header="true"><text:s text:c="4"/><text:span text:style-name="T1">i</text:span>nsertRecherche :</text:h>
      <text:p text:style-name="P2"><text:span text:style-name="T1">P</text:span>ermet de rajouter les recherche réaliser dans la base de données. La table associe est `recherche` qui contient 5 colonnes ; id, date, tranche Prix, surface et ville.</text:p>
      <text:p text:style-name="P3">La tranche prix permet de savoir quelle tranche a était sélectionné lors de la recherche, la surface garde la surface minimum entré, la ville permet de savoir la ville sélectionné et la date permet de savoir quand a était réalise cette recherche.</text:p>
      <text:p text:style-name="P4">//<text:span text:style-name="T1">Le programme mit en commentaire était l’ancien programme défaillant</text:span></text:p>
      <text:p text:style-name="P4"/>
      <text:h text:style-name="Heading_20_3" text:outline-level="3"><text:s text:c="4"/><text:span text:style-name="T1">getStatsPrix et getSurface :</text:span></text:h>
      <text:p text:style-name="P5">Permet de r<text:span text:style-name="T4">é</text:span>cup<text:span text:style-name="T4">é</text:span>rer les recherche effectué sur les tranches de prix ou les surfaces choisis et leurs nombres sur chacun d autre eux.</text:p>
      <text:p text:style-name="P4"/>
      <text:h text:style-name="Heading_20_2" text:outline-level="2"><text:s text:c="2"/><text:span text:style-name="T1">Contrôleurs :</text:span></text:h>
      <text:h text:style-name="Heading_20_3" text:outline-level="3"><text:s text:c="4"/><text:span text:style-name="T1">ControStats :</text:span></text:h>
      <text:p text:style-name="P6">Permet de r<text:span text:style-name="T4">é</text:span>cup<text:span text:style-name="T4">é</text:span>rer les différente valeurs des BDD que ce soit le nombre de recherche entrée ou les différentes recherche faites sur les différentes tranche de prix. Suite a ce on pourras rentrer tout ca dans <text:span text:style-name="T3">un</text:span> script JS de Google chart <text:span text:style-name="T2">( </text:span><text:a xlink:type="simple" xlink:href="https://developers.google.com/chart?hl=fr" text:style-name="Internet_20_link" text:visited-style-name="Visited_20_Internet_20_Link"><text:span text:style-name="T2">https://developers.google.com/chart?hl=fr</text:span></text:a><text:span text:style-name="T2"> ).</text:span></text:p>
      <text:p text:style-name="P6"><text:span text:style-name="T2"/></text:p>
      <text:h text:style-name="Heading_20_2" text:outline-level="2"><text:s text:c="2"/><text:span text:style-name="T4">Vues :</text:span></text:h>
      <text:h text:style-name="Heading_20_3" text:outline-level="3"><text:s text:c="4"/><text:span text:style-name="T4">stats.php :</text:span></text:h>
      <text:p text:style-name="P7">Contient le formulaire pour faire une recherche sur une durée demandé. Et contient les DIV dans lesquels les différents graphiques seront. Les div : #piePrix et #chartSurface, sont les graphique qui seront réalisé par le script dans le contrôleur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24:45.073431781</meta:creation-date>
    <dc:date>2023-05-02T15:01:02.849993195</dc:date>
    <meta:editing-duration>PT15M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211" meta:character-count="1320" meta:non-whitespace-character-count="1101"/>
  </office:meta>
</office:document-meta>
</file>